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Lucida Sans Unicode', 'Lucida Grand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20pt" fo:font-weight="bold" officeooo:rsid="001dfe85" officeooo:paragraph-rsid="001dfe85" style:font-size-asian="20pt" style:font-weight-asian="bold" style:font-size-complex="20pt" style:font-weight-complex="bold"/>
    </style:style>
    <style:style style:name="P2" style:family="paragraph" style:parent-style-name="Text_20_body">
      <style:text-properties fo:font-variant="normal" fo:text-transform="none" fo:color="#494c4e" style:font-name="Lato" fo:font-size="14.25pt" fo:letter-spacing="normal" fo:font-style="normal" fo:font-weight="normal" officeooo:rsid="001dfe85" officeooo:paragraph-rsid="001dfe85" style:font-size-asian="20pt" style:font-weight-asian="bold" style:font-size-complex="20pt" style:font-weight-complex="bold"/>
    </style:style>
    <style:style style:name="P3" style:family="paragraph" style:parent-style-name="Text_20_body">
      <loext:graphic-properties draw:fill="solid" draw:fill-color="#ffffff" draw:opacity="100%"/>
      <style:paragraph-properties fo:margin-left="0in" fo:margin-right="0in" fo:text-align="start" style:justify-single-word="false" fo:orphans="2" fo:widows="2" fo:text-indent="0in" style:auto-text-indent="false" fo:background-color="#ffffff" fo:padding="0in" fo:border="none" style:writing-mode="lr-tb"/>
      <style:text-properties fo:font-variant="normal" fo:text-transform="none" fo:color="#494c4e" style:font-name="Lato" fo:font-size="14.25pt" fo:letter-spacing="normal" fo:font-style="normal" fo:font-weight="normal"/>
    </style:style>
    <style:style style:name="P4" style:family="paragraph" style:parent-style-name="Text_20_body">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style>
    <style:style style:name="P5" style:family="paragraph" style:parent-style-name="Text_20_body" style:list-style-name="L1">
      <loext:graphic-properties draw:fill="none" draw:fill-color="#ffffff" draw:opacity="100%"/>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writing-mode="lr-tb"/>
      <style:text-properties fo:font-variant="normal" fo:text-transform="none" fo:color="#494c4e" style:font-name="Lato" fo:font-size="14.25pt" fo:letter-spacing="normal" fo:font-style="normal" fo:font-weight="normal"/>
    </style:style>
    <style:style style:name="P6" style:family="paragraph" style:parent-style-name="Text_20_body" style:list-style-name="L1">
      <loext:graphic-properties draw:fill="none" draw:fill-color="#ffffff" draw:opacity="100%"/>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writing-mode="lr-tb"/>
      <style:text-properties fo:font-variant="normal" fo:text-transform="none" fo:color="#494c4e" fo:letter-spacing="normal"/>
    </style:style>
    <style:style style:name="T1" style:family="text">
      <style:text-properties fo:font-variant="normal" fo:text-transform="none" fo:color="#494c4e" fo:letter-spacing="normal" fo:background-color="transparent" loext:char-shading-value="0" loext:padding="0in" loext:border="none"/>
    </style:style>
    <style:style style:name="T2" style:family="text">
      <style:text-properties style:font-name="Lato" fo:font-size="14.25pt" fo:font-style="normal" fo:font-weight="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3</text:p>
      <text:p text:style-name="P1"/>
      <text:p text:style-name="P2">Q.1. Derive the reliability function when r out n components (all in parallel) are required. This is a classical case in triple modular redundancy. </text:p>
      <text:p text:style-name="P3">Q.2 Generally, having the input to the top element of a fault tree come from an and gate is considered desirable. Explain why this is the case.</text:p>
      <text:p text:style-name="P3">Q.3   Suppose you have been hired by the XYZ Corporation to help deal with the least dependable component of a laptop computer, the hard disk drive. In order to improve the dependability of the disk drive systems used in laptops, the goals are to analyze the current designs to see where the likely causes of failure are and to consider ideas like mirrored and solid-state disk designs. What is the most significant hazard associated with the disk that a laptop faces?</text:p>
      <text:p text:style-name="P3">Q.4  For the hazard identified in Q.3  draw the top three levels of the associated (hypothetical) fault tree.</text:p>
      <text:p text:style-name="P3">Q.5.  List the nodes in the fault tree in Q. 3 that would not be present with a disk-drive replacement based on compact-flash technology.</text:p>
      <text:p text:style-name="P3">Q.6 The following code implements linear search (Searching algorithm) which is used to find whether a given number is present in an array and if it is present then at what location it occurs. Your goal is to draw the control flow graph of this function and design test cases to ensure 100% path coverage and condition coverage. The function assumes that there can be maximum 100 elements in the array.</text:p>
      <text:p text:style-name="P4"><text:span text:style-name="Strong_20_Emphasis"><text:span text:style-name="T1"> </text:span></text:span></text:p>
      <text:list xml:id="list1455930043" text:style-name="L1">
        <text:list-item>
          <text:p text:style-name="P5">#include &lt;stdio.h&gt;</text:p>
        </text:list-item>
        <text:list-item>
          <text:p text:style-name="P6"> </text:p>
        </text:list-item>
        <text:list-item>
          <text:p text:style-name="P5">int main()</text:p>
        </text:list-item>
        <text:list-item>
          <text:p text:style-name="P5">{</text:p>
        </text:list-item>
        <text:list-item>
          <text:p text:style-name="P6">  <text:span text:style-name="T2">int array[100], search, c, n;</text:span></text:p>
        </text:list-item>
        <text:list-item>
          <text:p text:style-name="P6"> </text:p>
        </text:list-item>
        <text:list-item>
          <text:p text:style-name="P6">  <text:span text:style-name="T2">printf("Enter number of elements in array\n");</text:span></text:p>
        </text:list-item>
        <text:list-item>
          <text:p text:style-name="P6">  <text:span text:style-name="T2">scanf("%d", &amp;n);</text:span></text:p>
        </text:list-item>
        <text:list-item>
          <text:p text:style-name="P6"> <text:span text:style-name="T2">if(n&gt;100)</text:span></text:p>
        </text:list-item>
        <text:list-item>
          <text:p text:style-name="P5"><text:soft-page-break/>exit(-1);</text:p>
        </text:list-item>
        <text:list-item>
          <text:p text:style-name="P6"> </text:p>
        </text:list-item>
        <text:list-item>
          <text:p text:style-name="P6">  <text:span text:style-name="T2">printf("Enter %d integer(s)\n", n);</text:span></text:p>
        </text:list-item>
        <text:list-item>
          <text:p text:style-name="P6"> </text:p>
        </text:list-item>
        <text:list-item>
          <text:p text:style-name="P6">  <text:span text:style-name="T2">for (c = 0; c &lt; n; c++)</text:span></text:p>
        </text:list-item>
        <text:list-item>
          <text:p text:style-name="P6">    <text:span text:style-name="T2">scanf("%d", &amp;array[c]);</text:span></text:p>
        </text:list-item>
        <text:list-item>
          <text:p text:style-name="P6"> </text:p>
        </text:list-item>
        <text:list-item>
          <text:p text:style-name="P6">  <text:span text:style-name="T2">printf("Enter a number to search\n");</text:span></text:p>
        </text:list-item>
        <text:list-item>
          <text:p text:style-name="P6">  <text:span text:style-name="T2">scanf("%d", &amp;search);</text:span></text:p>
        </text:list-item>
        <text:list-item>
          <text:p text:style-name="P6"> </text:p>
        </text:list-item>
        <text:list-item>
          <text:p text:style-name="P6">  <text:span text:style-name="T2">for (c = 0; c &lt; n; c++)</text:span></text:p>
        </text:list-item>
        <text:list-item>
          <text:p text:style-name="P6">  <text:span text:style-name="T2">{</text:span></text:p>
        </text:list-item>
        <text:list-item>
          <text:p text:style-name="P6">    <text:span text:style-name="T2">if (array[c] == search)    /* If required element is found */</text:span></text:p>
        </text:list-item>
        <text:list-item>
          <text:p text:style-name="P6">    <text:span text:style-name="T2">{</text:span></text:p>
        </text:list-item>
        <text:list-item>
          <text:p text:style-name="P6">      <text:span text:style-name="T2">printf("%d is present at location %d.\n", search, c+1);</text:span></text:p>
        </text:list-item>
        <text:list-item>
          <text:p text:style-name="P6">      <text:span text:style-name="T2">break;</text:span></text:p>
        </text:list-item>
        <text:list-item>
          <text:p text:style-name="P6">    <text:span text:style-name="T2">}</text:span></text:p>
        </text:list-item>
        <text:list-item>
          <text:p text:style-name="P6">  <text:span text:style-name="T2">}</text:span></text:p>
        </text:list-item>
        <text:list-item>
          <text:p text:style-name="P6">  <text:span text:style-name="T2">if (c == n)</text:span></text:p>
        </text:list-item>
        <text:list-item>
          <text:p text:style-name="P6">    <text:span text:style-name="T2">printf("%d isn't present in the array.\n", search);</text:span></text:p>
        </text:list-item>
        <text:list-item>
          <text:p text:style-name="P6"> </text:p>
        </text:list-item>
        <text:list-item>
          <text:p text:style-name="P6">  <text:span text:style-name="T2">return 0;</text:span></text:p>
          <text:p text:style-name="P5"/>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Lucida Sans Unicode', 'Lucida Grand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22:31:24.024513153</meta:creation-date>
    <dc:date>2019-11-08T22:34:39.708258296</dc:date>
    <meta:editing-duration>PT3M16S</meta:editing-duration>
    <meta:editing-cycles>1</meta:editing-cycles>
    <meta:document-statistic meta:table-count="0" meta:image-count="0" meta:object-count="0" meta:page-count="2" meta:paragraph-count="39" meta:word-count="364" meta:character-count="2064" meta:non-whitespace-character-count="1688"/>
    <meta:generator>LibreOffice/6.0.7.3$Linux_X86_64 LibreOffice_project/00m0$Build-3</meta:generator>
  </office:meta>
</office:document-meta>
</file>